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placeholder="true">
          <draw:text-box/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placeholder="true" presentation:user-transformed="true">
          <draw:text-box/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6T15:44:37.943593323</meta:creation-date>
    <meta:editing-duration>P0D</meta:editing-duration>
    <meta:editing-cycles>1</meta:editing-cycles>
    <meta:generator>LibreOffice/6.0.7.3$Linux_X86_64 LibreOffice_project/00m0$Build-3</meta:generator>
    <dc:title>Impress</dc:title>
    <meta:document-statistic meta:object-count="42"/>
  </office:meta>
</office:document-meta>
</file>